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Ultrafine_20_Dashed" draw:marker-end="Arrow" draw:marker-end-width="0.3cm" draw:fill="none" draw:textarea-horizontal-align="center" draw:textarea-vertical-align="middle"/>
    </style:style>
    <style:style style:name="gr2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draw:stroke="dash" draw:stroke-dash="Ultrafine_20_Dashed" draw:marker-start="Arrow" draw:marker-start-width="0.3cm" draw:marker-end="Arrow" draw:marker-end-width="0.3cm"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8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713cm" fo:min-width="1.924cm"/>
    </style:style>
    <style:style style:name="gr10" style:family="graphic" style:parent-style-name="objectwithoutfill">
      <style:graphic-properties draw:stroke="solid" draw:stroke-dash="Ultrafine_20_Dashed" svg:stroke-width="0.1cm" svg:stroke-color="#ff0000" draw:fill="none" draw:fill-color="#000000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draw:stroke-dash="Ultrafine_20_Dashed" svg:stroke-width="0.1cm" svg:stroke-color="#000000" draw:fill="none" draw:fill-color="#ffffff" draw:textarea-horizontal-align="left" draw:auto-grow-height="true" draw:auto-grow-width="true" fo:min-height="0.475cm" fo:min-width="2.495cm" fo:padding-top="0.175cm" fo:padding-bottom="0.175cm" fo:padding-left="0.3cm" fo:padding-right="0.3cm"/>
    </style:style>
    <style:style style:name="gr12" style:family="graphic" style:parent-style-name="standard">
      <style:graphic-properties draw:stroke="none" draw:stroke-dash="Ultrafine_20_Dashed" svg:stroke-width="0.1cm" svg:stroke-color="#ff0000" draw:fill="none" draw:fill-color="#ffffff" draw:textarea-horizontal-align="left" draw:auto-grow-height="true" draw:auto-grow-width="true" fo:min-height="0.713cm" fo:min-width="2.783cm" fo:padding-top="0.175cm" fo:padding-bottom="0.175cm" fo:padding-left="0.3cm" fo:padding-right="0.3cm"/>
    </style:style>
    <style:style style:name="gr13" style:family="graphic" style:parent-style-name="standard">
      <style:graphic-properties draw:stroke="none" draw:stroke-dash="Ultrafine_20_Dashed" svg:stroke-width="0.1cm" svg:stroke-color="#000000" draw:fill="none" draw:fill-color="#ffffff" draw:textarea-horizontal-align="left" draw:auto-grow-height="true" draw:auto-grow-width="true" fo:min-height="0.475cm" fo:min-width="0.984cm" fo:padding-top="0.175cm" fo:padding-bottom="0.175cm" fo:padding-left="0.3cm" fo:padding-right="0.3cm"/>
    </style:style>
    <style:style style:name="gr14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4.557cm"/>
    </style:style>
    <style:style style:name="gr1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4.159cm"/>
    </style:style>
    <style:style style:name="gr18" style:family="graphic" style:parent-style-name="objectwithoutfill">
      <style:graphic-properties svg:stroke-color="#000000" draw:marker-end="Arrow" draw:marker-end-width="0.3cm"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5.264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78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639cm"/>
    </style:style>
    <style:style style:name="gr23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5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0ffff"/>
      <style:paragraph-properties fo:text-align="center"/>
    </style:style>
    <style:style style:name="P4" style:family="paragraph">
      <loext:graphic-properties draw:fill="solid" draw:fill-color="#00ff00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000000"/>
      <style:paragraph-properties fo:text-align="center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color="#ff0000"/>
    </style:style>
    <style:style style:name="P10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3.737cm" svg:y1="10.292cm" svg:x2="3.5cm" svg:y2="11.5cm" draw:start-shape="id1" draw:start-glue-point="8" draw:end-shape="id2" draw:end-glue-point="4" svg:d="M3737 10292l-237 1208" svg:viewBox="0 0 238 1209">
          <text:p/>
        </draw:connector>
        <draw:custom-shape draw:style-name="gr2" draw:text-style-name="P3" xml:id="id1" draw:id="id1" draw:layer="layout" svg:width="4cm" svg:height="1.5cm" svg:x="1.737cm" svg:y="8.792cm">
          <text:p text:style-name="P2">crawl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5.737cm" svg:y1="9.542cm" svg:x2="10.208cm" svg:y2="9.542cm" draw:start-shape="id1" draw:start-glue-point="10" draw:end-shape="id3" svg:d="M5737 9542h4471" svg:viewBox="0 0 4472 1">
          <text:p/>
        </draw:connector>
        <draw:custom-shape draw:style-name="gr3" draw:text-style-name="P2" xml:id="id3" draw:id="id3" draw:layer="layout" svg:width="5cm" svg:height="1.5cm" svg:x="10.208cm" svg:y="8.792cm">
          <text:p text:style-name="P2">crawler-dist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4cm" svg:height="1.5cm" svg:x="1.5cm" svg:y="4cm">
          <text:p text:style-name="P2">webprox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4cm" svg:height="1.5cm" svg:x="1.5cm" svg:y="1.5cm">
          <text:p text:style-name="P2">Using Modu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4cm" svg:height="1.5cm" svg:x="1.5cm" svg:y="9cm">
          <text:p text:style-name="P2">crawl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4cm" svg:height="1.5cm" svg:x="1.5cm" svg:y="11.5cm">
          <text:p text:style-name="P2">portsca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4cm" svg:height="1.5cm" svg:x="1.5cm" svg:y="6.5cm">
          <text:p text:style-name="P2">brok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3.5cm" svg:y1="3cm" svg:x2="3.5cm" svg:y2="4cm" draw:start-shape="id4" draw:start-glue-point="8" draw:end-shape="id5" draw:end-glue-point="4" svg:d="M3500 3000v1000" svg:viewBox="0 0 1 1001">
          <text:p/>
        </draw:connector>
        <draw:connector draw:style-name="gr5" draw:text-style-name="P1" draw:layer="layout" svg:x1="3.5cm" svg:y1="5.5cm" svg:x2="3.5cm" svg:y2="6.5cm" draw:start-shape="id5" draw:start-glue-point="8" draw:end-shape="id6" draw:end-glue-point="4" svg:d="M3500 5500v1000" svg:viewBox="0 0 1 1001">
          <text:p/>
        </draw:connector>
        <draw:connector draw:style-name="gr5" draw:text-style-name="P1" draw:layer="layout" svg:x1="3.5cm" svg:y1="10.5cm" svg:x2="3.5cm" svg:y2="11.5cm" draw:start-shape="id7" draw:start-glue-point="8" draw:end-shape="id2" draw:end-glue-point="4" svg:d="M3500 10500v1000" svg:viewBox="0 0 1 1001">
          <text:p/>
        </draw:connector>
        <draw:custom-shape draw:style-name="gr3" draw:text-style-name="P2" xml:id="id9" draw:id="id9" draw:layer="layout" svg:width="5cm" svg:height="1.5cm" svg:x="10cm" svg:y="11.5cm">
          <text:p text:style-name="P2">portscan-dist</text:p>
          <text:p text:style-name="P2">(root-User)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5cm" svg:height="1.5cm" svg:x="10cm" svg:y="6.5cm">
          <text:p text:style-name="P2">broker-dist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5cm" svg:y1="7.25cm" svg:x2="10cm" svg:y2="7.25cm" draw:start-shape="id6" draw:start-glue-point="10" draw:end-shape="id8" draw:end-glue-point="3" svg:d="M5500 7250h4500" svg:viewBox="0 0 4501 1">
          <text:p/>
        </draw:connector>
        <draw:connector draw:style-name="gr5" draw:text-style-name="P1" draw:layer="layout" svg:x1="5.5cm" svg:y1="12.25cm" svg:x2="10cm" svg:y2="12.25cm" draw:start-shape="id2" draw:start-glue-point="10" draw:end-shape="id9" draw:end-glue-point="3" svg:d="M5500 12250h4500" svg:viewBox="0 0 4501 1">
          <text:p/>
        </draw:connector>
        <draw:custom-shape draw:style-name="gr3" draw:text-style-name="P2" xml:id="id10" draw:id="id10" draw:layer="layout" svg:width="5cm" svg:height="1.5cm" svg:x="10cm" svg:y="3.5cm">
          <text:p text:style-name="P2">ws-registry-dist</text:p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2.5cm" svg:height="1.5cm" svg:x="17cm" svg:y="6.5cm">
          <text:p text:style-name="P2">Proxies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5" draw:layer="layout" draw:type="line" svg:x1="5.5cm" svg:y1="4.75cm" svg:x2="10cm" svg:y2="4.25cm" draw:start-shape="id5" draw:start-glue-point="10" draw:end-shape="id10" draw:end-glue-point="3" svg:d="M5500 4750l4500-500" svg:viewBox="0 0 4501 501">
          <text:p text:style-name="P2"><text:span text:style-name="T1">&lt;Broker IP?&gt; <text:s text:c="6"/></text:span></text:p>
          <text:p text:style-name="P2"><text:span text:style-name="T1"/></text:p>
        </draw:connector>
        <draw:connector draw:style-name="gr7" draw:text-style-name="P5" draw:layer="layout" draw:type="line" svg:x1="4.915cm" svg:y1="6.719cm" svg:x2="12.5cm" svg:y2="5cm" draw:start-shape="id6" draw:start-glue-point="11" draw:end-shape="id10" draw:end-glue-point="2" svg:d="M4915 6719l7585-1719" svg:viewBox="0 0 7586 1720">
          <text:p text:style-name="P2"><text:span text:style-name="T1">&lt;Broker IP!&gt; <text:s text:c="13"/></text:span></text:p>
          <text:p text:style-name="P2"><text:span text:style-name="T1"/></text:p>
        </draw:connector>
        <draw:connector draw:style-name="gr8" draw:text-style-name="P1" draw:layer="layout" draw:type="line" svg:x1="15cm" svg:y1="7.25cm" svg:x2="17cm" svg:y2="7.25cm" draw:start-shape="id8" draw:start-glue-point="1" draw:end-shape="id11" draw:end-glue-point="6" svg:d="M15000 7250h2000" svg:viewBox="0 0 2001 1">
          <text:p/>
        </draw:connector>
        <draw:frame draw:style-name="gr9" draw:text-style-name="P6" draw:layer="layout" svg:width="2.424cm" svg:height="0.963cm" svg:x="17cm" svg:y="8.037cm">
          <draw:text-box>
            <text:p>~4k-5k</text:p>
          </draw:text-box>
        </draw:frame>
        <draw:connector draw:style-name="gr1" draw:text-style-name="P1" draw:layer="layout" draw:type="curve" svg:x1="4.915cm" svg:y1="9.219cm" svg:x2="10cm" svg:y2="7.25cm" draw:start-shape="id7" draw:start-glue-point="11" draw:end-shape="id8" draw:end-glue-point="3" svg:d="M4915 9219c0-1313 1695-1969 5085-1969" svg:viewBox="0 0 5086 1970">
          <text:p/>
        </draw:connector>
        <draw:custom-shape draw:style-name="gr3" draw:text-style-name="P2" xml:id="id12" draw:id="id12" draw:layer="layout" svg:width="5cm" svg:height="1.5cm" svg:x="10cm" svg:y="9cm">
          <text:p text:style-name="P2">crawler-dist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5.5cm" svg:y1="9.75cm" svg:x2="10cm" svg:y2="9.75cm" draw:start-shape="id7" draw:start-glue-point="10" draw:end-shape="id12" draw:end-glue-point="3" svg:d="M5500 9750h4500" svg:viewBox="0 0 4501 1">
          <text:p/>
        </draw:connector>
        <draw:line draw:style-name="gr1" draw:text-style-name="P1" xml:id="id13" draw:id="id13" draw:layer="layout" svg:x1="3.5cm" svg:y1="9cm" svg:x2="3.5cm" svg:y2="8cm">
          <text:p/>
        </draw:line>
        <draw:connector draw:style-name="gr1" draw:text-style-name="P1" draw:layer="layout" draw:type="line" svg:x1="3.737cm" svg:y1="8.792cm" svg:x2="3.5cm" svg:y2="8cm" draw:start-shape="id1" draw:start-glue-point="4" draw:end-shape="id13" draw:end-glue-point="0" svg:d="M3737 8792l-237-792" svg:viewBox="0 0 238 793">
          <text:p/>
        </draw:connector>
        <draw:line draw:style-name="gr10" draw:text-style-name="P7" draw:layer="layout" svg:x1="7cm" svg:y1="8.5cm" svg:x2="13.5cm" svg:y2="11cm">
          <text:p/>
        </draw:line>
        <draw:line draw:style-name="gr10" draw:text-style-name="P7" draw:layer="layout" svg:x1="13.5cm" svg:y1="8.5cm" svg:x2="7cm" svg:y2="11cm">
          <text:p/>
        </draw:line>
        <draw:frame draw:style-name="gr11" draw:text-style-name="P8" draw:layer="layout" svg:width="3.095cm" svg:height="0.825cm" svg:x="3.684cm" svg:y="10.5cm">
          <draw:text-box>
            <text:p><text:span text:style-name="T2">(JMS/AMQP)</text:span></text:p>
          </draw:text-box>
        </draw:frame>
        <draw:frame draw:style-name="gr12" draw:text-style-name="P9" draw:layer="layout" svg:width="3.383cm" svg:height="1.063cm" svg:x="8.673cm" svg:y="10.292cm">
          <draw:text-box>
            <text:p><text:span text:style-name="T3">unused</text:span></text:p>
          </draw:text-box>
        </draw:frame>
        <draw:frame draw:style-name="gr13" draw:text-style-name="P8" draw:layer="layout" svg:width="1.584cm" svg:height="0.825cm" svg:x="3.5cm" svg:y="5.5cm">
          <draw:text-box>
            <text:p><text:span text:style-name="T2">(WS)</text:span></text:p>
          </draw:text-box>
        </draw:frame>
        <draw:custom-shape draw:style-name="gr14" draw:text-style-name="P3" draw:layer="layout" svg:width="1.5cm" svg:height="0.75cm" svg:x="5cm" svg:y="1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5.057cm" svg:height="0.818cm" svg:x="6.5cm" svg:y="15.682cm">
          <draw:text-box>
            <text:p><text:span text:style-name="T4">Technology Modul</text:span></text:p>
          </draw:text-box>
        </draw:frame>
        <draw:custom-shape draw:style-name="gr16" draw:text-style-name="P4" draw:layer="layout" svg:width="1.5cm" svg:height="0.75cm" svg:x="5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0" draw:layer="layout" svg:width="4.659cm" svg:height="0.818cm" svg:x="6.5cm" svg:y="14.5cm">
          <draw:text-box>
            <text:p><text:span text:style-name="T4">Domain Modul</text:span></text:p>
          </draw:text-box>
        </draw:frame>
        <draw:line draw:style-name="gr18" draw:text-style-name="P1" draw:layer="layout" svg:x1="12.5cm" svg:y1="14.881cm" svg:x2="13.5cm" svg:y2="14.881cm">
          <text:p/>
        </draw:line>
        <draw:frame draw:style-name="gr19" draw:text-style-name="P10" draw:layer="layout" svg:width="5.764cm" svg:height="0.818cm" svg:x="13.736cm" svg:y="14.5cm">
          <draw:text-box>
            <text:p><text:span text:style-name="T4">Is used by ...</text:span></text:p>
          </draw:text-box>
        </draw:frame>
        <draw:custom-shape draw:style-name="gr20" draw:text-style-name="P2" draw:layer="layout" svg:width="1cm" svg:height="0.375cm" svg:x="12.53cm" svg:y="15.827cm">
          <text:p/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3.283cm" svg:height="0.818cm" svg:x="13.721cm" svg:y="15.682cm">
          <draw:text-box>
            <text:p><text:span text:style-name="T4">Distribution</text:span></text:p>
          </draw:text-box>
        </draw:frame>
        <draw:frame draw:style-name="gr22" draw:text-style-name="P11" draw:layer="layout" svg:width="3.139cm" svg:height="0.963cm" svg:x="1.36cm" svg:y="14.387cm">
          <draw:text-box>
            <text:p><text:span text:style-name="T5">Legend:</text:span></text:p>
          </draw:text-box>
        </draw:frame>
        <draw:line draw:style-name="gr23" draw:text-style-name="P1" draw:layer="layout" svg:x1="1cm" svg:y1="14cm" svg:x2="1cm" svg:y2="18cm">
          <text:p/>
        </draw:line>
        <draw:line draw:style-name="gr23" draw:text-style-name="P1" draw:layer="layout" svg:x1="1cm" svg:y1="14cm" svg:x2="20.5cm" svg:y2="14cm">
          <text:p/>
        </draw:line>
        <draw:line draw:style-name="gr23" draw:text-style-name="P1" draw:layer="layout" svg:x1="1cm" svg:y1="18cm" svg:x2="20.5cm" svg:y2="18cm">
          <text:p/>
        </draw:line>
        <draw:line draw:style-name="gr23" draw:text-style-name="P1" draw:layer="layout" svg:x1="20.5cm" svg:y1="14cm" svg:x2="20.5cm" svg:y2="18cm">
          <text:p/>
        </draw:line>
        <draw:frame draw:style-name="gr24" draw:text-style-name="P10" draw:layer="layout" svg:width="3.025cm" svg:height="0.818cm" svg:x="13.721cm" svg:y="16.682cm">
          <draw:text-box>
            <text:p><text:span text:style-name="T4">Database</text:span></text:p>
          </draw:text-box>
        </draw:frame>
        <draw:custom-shape draw:style-name="gr20" draw:text-style-name="P2" draw:layer="layout" svg:width="1cm" svg:height="0.5cm" svg:x="12.515cm" svg:y="16.79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34M9S</meta:editing-duration>
    <meta:editing-cycles>37</meta:editing-cycles>
    <meta:generator>LibreOffice/5.1.4.2$Linux_X86_64 LibreOffice_project/10m0$Build-2</meta:generator>
    <dc:date>2016-07-29T22:04:20.267415669</dc:date>
    <meta:document-statistic meta:object-count="47"/>
  </office:meta>
</office:document-meta>
</file>